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20pt" style:font-size-asian="20pt" style:font-size-complex="20pt"/>
    </style:style>
    <style:style style:name="P2" style:parent-style-name="Normal" style:family="paragraph">
      <style:text-properties style:font-name="Arial" style:font-name-complex="Arial" fo:font-size="20pt" style:font-size-asian="20pt" style:font-size-complex="20pt"/>
    </style:style>
    <style:style style:name="P3" style:parent-style-name="ParágrafodaLista" style:list-style-name="LFO1" style:family="paragraph">
      <style:text-properties style:font-name="Arial" style:font-name-complex="Arial" fo:font-size="20pt" style:font-size-asian="20pt" style:font-size-complex="20pt"/>
    </style:style>
    <style:style style:name="P4" style:parent-style-name="ParágrafodaLista" style:list-style-name="LFO1" style:family="paragraph">
      <style:text-properties style:font-name="Arial" style:font-name-complex="Arial" fo:font-size="20pt" style:font-size-asian="20pt" style:font-size-complex="20pt"/>
    </style:style>
    <style:style style:name="P5" style:parent-style-name="ParágrafodaLista" style:list-style-name="LFO1" style:family="paragraph">
      <style:text-properties style:font-name="Arial" style:font-name-complex="Arial" fo:font-size="20pt" style:font-size-asian="20pt" style:font-size-complex="20pt"/>
    </style:style>
    <style:style style:name="P6" style:parent-style-name="ParágrafodaLista" style:list-style-name="LFO1" style:family="paragraph">
      <style:text-properties style:font-name="Arial" style:font-name-complex="Arial" fo:font-size="20pt" style:font-size-asian="20pt" style:font-size-complex="20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ParágrafodaLista" style:list-style-name="LFO2" style:family="paragraph">
      <style:text-properties style:font-name="Arial" style:font-name-complex="Arial" fo:font-size="20pt" style:font-size-asian="20pt" style:font-size-complex="20pt"/>
    </style:style>
    <style:style style:name="P11" style:parent-style-name="ParágrafodaLista" style:list-style-name="LFO2" style:family="paragraph">
      <style:text-properties style:font-name="Arial" style:font-name-complex="Arial" fo:font-size="20pt" style:font-size-asian="20pt" style:font-size-complex="20pt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8" style:parent-style-name="Normal" style:family="paragraph"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" style:parent-style-name="ParágrafodaLista" style:list-style-name="LFO3" style:family="paragraph">
      <style:text-properties style:font-name="Arial" style:font-name-complex="Arial" fo:font-size="12pt" style:font-size-asian="12pt" style:font-size-complex="12pt"/>
    </style:style>
    <style:style style:name="P24" style:parent-style-name="ParágrafodaLista" style:family="paragraph">
      <style:text-properties style:font-name="Arial" style:font-name-complex="Arial" fo:font-size="20pt" style:font-size-asian="20pt" style:font-size-complex="20pt"/>
    </style:style>
    <style:style style:name="P25" style:parent-style-name="ParágrafodaLista" style:list-style-name="LFO2" style:family="paragraph">
      <style:text-properties style:font-name="Arial" style:font-name-complex="Arial" fo:font-size="20pt" style:font-size-asian="20pt" style:font-size-complex="20pt"/>
    </style:style>
    <style:style style:name="P26" style:parent-style-name="ParágrafodaLista" style:family="paragraph">
      <style:text-properties style:font-name="Arial" style:font-name-complex="Arial" fo:font-size="20pt" style:font-size-asian="20pt" style:font-size-complex="20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Mhalr – História</text:p>
      <text:p text:style-name="P2"/>
      <text:list text:style-name="LFO1" text:continue-numbering="true">
        <text:list-item>
          <text:p text:style-name="P3">DESCOBERTA DO PAÍS;</text:p>
        </text:list-item>
        <text:list-item>
          <text:p text:style-name="P4">RELIGIÃO;</text:p>
        </text:list-item>
        <text:list-item>
          <text:p text:style-name="P5">LÍNGUA;</text:p>
        </text:list-item>
        <text:list-item>
          <text:p text:style-name="P6">ECONOMIA.</text:p>
        </text:list-item>
      </text:list>
      <text:p text:style-name="P7">O país<text:s/>Balenuk<text:s/>havia colonizado Mhalr, em 1568, com objetivo de retirar recursos naturais, principalmente plantas medicinais<text:s/>e<text:s/>metais preciosos. Os primeiros habitantes eram indígenas originários do próprio país, eles tinham fé de que a colonização parasse.<text:s/>Balenuk<text:s/>descobriu o país através de navegações e explorações. Por meio da educação<text:s/>de Balenuk, que é um país<text:s/>cristão<text:s/>protestante, os indígenas precisaram aprender falar<text:s/>bales, e mudar seus hábitos. A religião e a língua são as que continuam até hoje em Mhalr. Depois de colonizadores explorarem o país, começou a vir estrangeiros europeus nas terras descobertas, principalmente pessoas do país<text:s/>Balenuk. Em 1888, houve a Proclamação da República.</text:p>
      <text:p text:style-name="P8">Mhalr é capitalista por influências de<text:s/>Balenuk, e cresceu com ajuda de empresas, especialmente empresas de turismo, pois o país é uma das maiores ilhas do mundo. Por ser uma ilha, em 1975, um vulcão acordou, e infelizmente destruiu a capital do país, Chassivi. A economia quebrou, houve mortes, destruição de construções importantes. O país<text:s/>Atilas, prestou ajuda para Mhalr, doando comida e dinheiro. No ano de<text:s/>1990, o país conseguiu levantar a capital novamente.</text:p>
      <text:p text:style-name="P9"/>
      <text:list text:style-name="LFO2" text:continue-numbering="true">
        <text:list-item>
          <text:p text:style-name="P10">CULTURA;</text:p>
        </text:list-item>
        <text:list-item>
          <text:p text:style-name="P11">FOLCLORE.</text:p>
        </text:list-item>
      </text:list>
      <text:p text:style-name="P12"/>
      <text:p text:style-name="P13">Sua cultura:</text:p>
      <text:p text:style-name="P14">Principais comidas:<text:s/></text:p>
      <text:p text:style-name="P15">Salada de frutas: Por ser um lugar quente, a salada de frutas é um dos alimentos mais consumidos pelas pessoas do país, e mais vendido para turistas;</text:p>
      <text:p text:style-name="P16">Peixes: O país é rico em animais, principalmente peixes, que são consumidos por moradores quase diariamente por ser um alimento barato.</text:p>
      <text:p text:style-name="P17">Músicas:<text:s/></text:p>
      <text:soft-page-break/>
      <text:p text:style-name="P18">Suas músicas são divididas em duas formas: no horário da manhã e após o almoço, as músicas são animadas, e na tarde, a partir das 16:00h, são calmas e tranquilas. O gênero musical é reggae e folk.</text:p>
      <text:p text:style-name="P19">Danças: O estilo da dança é parecido com a havaiana, a dança hula, porém seu diferencial são seus passos e roupas.</text:p>
      <text:p text:style-name="P20">Vestimentas: No início, quando as pessoas vieram da Europa, se vestiam com roupas europeias, entretanto o calor era forte e as pessoas mudaram seus trajes, deixando mais confortáveis e praianas.</text:p>
      <text:p text:style-name="P21"/>
      <text:p text:style-name="P22">A população conta histórias, que são consideradas o folclore do país. Um exemplo:</text:p>
      <text:list text:style-name="LFO3" text:continue-numbering="true">
        <text:list-item>
          <text:p text:style-name="P23">A sereia Isis, que era vista nos mares de Mhalr, no período de colonização, tentando afastar e assustar os colonizadores para que não destruíssem a natureza do país, mas a sereia fracassou e se revoltou, então começou a caçar pessoas em barcos, ou até mesmo pessoas nadando à noite.</text:p>
        </text:list-item>
      </text:list>
      <text:p text:style-name="P24"/>
      <text:list text:style-name="LFO2" text:continue-numbering="true">
        <text:list-item>
          <text:p text:style-name="P25">NATUREZA;</text:p>
        </text:list-item>
      </text:list>
      <text:p text:style-name="P26"/>
      <text:p text:style-name="P27">O país é abundante em plantas e animais. Seu oxigênio é ótimo, principalmente perto de lugares como a praia. Na zona urbana de Mhlar, o ar, no entanto é poluído, por ter indústrias, motores de automóveis, fumaças, entre outros. A planta símbolo é a Costela-de-Adão, pois é a mais encontrada nas áreas de vegetação. Essa planta tem a sua preferência de clima: umidade e temperaturas elevadas, que é a mesma que Mhalr.<text:s/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6-19T18:50:00Z</meta:creation-date>
    <dc:date>2024-06-24T20:22:00Z</dc:date>
    <meta:template xlink:href="Normal" xlink:type="simple"/>
    <meta:editing-cycles>11</meta:editing-cycles>
    <meta:editing-duration>PT10800S</meta:editing-duration>
    <meta:document-statistic meta:page-count="2" meta:paragraph-count="5" meta:word-count="451" meta:character-count="2884" meta:row-count="20" meta:non-whitespace-character-count="2438"/>
  </office:meta>
</office:document-meta>
</file>